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LegendLabel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6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ank.pn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en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af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estauran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choo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ecycl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tm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ilet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astfoo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ub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stbox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uidepos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wimm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occ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upermarke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kindergarte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spring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elephon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ountai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re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Sub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OMMENT</text:p>
          </table:table-cell>
          <table:table-cell table:number-columns-repeated="18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ildingCollapse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ighthous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o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itylimit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Wind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eak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at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wal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u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church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arking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layground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lice.pn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us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da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litz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landslid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areaRefuge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icnic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binocular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glasses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hote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inf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field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hospital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harmacy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Pole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power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werRadio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tower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icons/railwaystation.svg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7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roßstad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2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4">
            <text:p>6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2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2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LegendLabel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4">
            <text:p>24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0001">
            <text:p>1000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hn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8,8,but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uf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26">
            <text:p>26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2">
            <text:p>42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Autobah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6">
            <text:p>36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26">
            <text:p>2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undes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18">
            <text:p>1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24">
            <text:p>24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Land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18">
            <text:p>1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0">
            <text:p>30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22">
            <text:p>2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Kreisstraß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28,20,round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28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string">
            <text:p>44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eld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office:value-type="string">
            <text:p>12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uß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office:value-type="string">
            <text:p>12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fad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string">
            <text:p>28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dweg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60,20,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8">
            <text:p>48</text:p>
          </table:table-cell>
          <table:table-cell office:value-type="string">
            <text:p>sans-serif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2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32">
            <text:p>3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2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4,20,butt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24">
            <text:p>2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portplatz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eideland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hngebiet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40">
            <text:p>4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16">
            <text:p>16</text:p>
          </table:table-cell>
          <table:table-cell office:value-type="string">
            <text:p>28,20,round</text:p>
          </table:table-cell>
          <table:table-cell office:value-type="float" office:value="55">
            <text:p>55</text:p>
          </table:table-cell>
          <table:table-cell office:value-type="string">
            <text:p>name!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10"/>
        </table:table-row>
        <table:table-row table:style-name="ro2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float" office:value="100">
            <text:p>100</text:p>
          </table:table-cell>
          <table:table-cell office:value-type="string">
            <text:p>name!re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07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9T07:19:59</dc:date>
    <dc:creator>gs </dc:creator>
    <meta:generator>OpenOffice.org/3.2$Linux OpenOffice.org_project/320m12$Build-9483</meta:generator>
    <meta:editing-duration>PT06H41M19S</meta:editing-duration>
    <meta:editing-cycles>164</meta:editing-cycles>
    <meta:document-statistic meta:table-count="1" meta:cell-count="2577" meta:object-count="0"/>
  </office:meta>
</office:document-meta>
</file>